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Preformatted_20_Text">
      <style:paragraph-properties fo:margin-left="0in" fo:margin-right="0in" fo:text-indent="0in" style:auto-text-indent="false"/>
    </style:style>
    <style:style style:name="P4" style:family="paragraph" style:parent-style-name="Preformatted_20_Text">
      <style:paragraph-properties fo:margin-top="0in" fo:margin-bottom="0.1965in" style:contextual-spacing="false"/>
    </style:style>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1">
      <style:paragraph-properties fo:margin-top="0in" fo:margin-bottom="0in" style:contextual-spacing="false"/>
    </style:style>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paragraph-properties fo:margin-top="0in" fo:margin-bottom="0in" style:contextual-spacing="false"/>
    </style:style>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paragraph-properties fo:margin-top="0in" fo:margin-bottom="0in" style:contextual-spacing="false"/>
    </style:style>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paragraph-properties fo:margin-top="0in" fo:margin-bottom="0in" style:contextual-spacing="false"/>
    </style:style>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paragraph-properties fo:margin-top="0in" fo:margin-bottom="0in" style:contextual-spacing="false"/>
    </style:style>
    <style:style style:name="P33" style:family="paragraph" style:parent-style-name="Text_20_body" style:list-style-name="L19"/>
    <style:style style:name="P34" style:family="paragraph" style:parent-style-name="Text_20_body" style:list-style-name="L20">
      <style:paragraph-properties fo:margin-top="0in" fo:margin-bottom="0in" style:contextual-spacing="false"/>
    </style:style>
    <style:style style:name="P35" style:family="paragraph" style:parent-style-name="Text_20_body" style:list-style-name="L20"/>
    <style:style style:name="P36" style:family="paragraph" style:parent-style-name="Text_20_body" style:list-style-name="L21">
      <style:paragraph-properties fo:margin-top="0in" fo:margin-bottom="0in" style:contextual-spacing="false"/>
    </style:style>
    <style:style style:name="P37" style:family="paragraph" style:parent-style-name="Text_20_body" style:list-style-name="L21"/>
    <style:style style:name="P38" style:family="paragraph" style:parent-style-name="Text_20_body" style:list-style-name="L22">
      <style:paragraph-properties fo:margin-top="0in" fo:margin-bottom="0in" style:contextual-spacing="false"/>
    </style:style>
    <style:style style:name="P39" style:family="paragraph" style:parent-style-name="Text_20_body" style:list-style-name="L22"/>
    <style:style style:name="P40" style:family="paragraph" style:parent-style-name="Text_20_body" style:list-style-name="L23">
      <style:paragraph-properties fo:margin-top="0in" fo:margin-bottom="0in" style:contextual-spacing="false"/>
    </style:style>
    <style:style style:name="P41" style:family="paragraph" style:parent-style-name="Text_20_body" style:list-style-name="L23"/>
    <style:style style:name="P42" style:family="paragraph" style:parent-style-name="Text_20_body" style:list-style-name="L24">
      <style:paragraph-properties fo:margin-top="0in" fo:margin-bottom="0in" style:contextual-spacing="false"/>
    </style:style>
    <style:style style:name="P43" style:family="paragraph" style:parent-style-name="Text_20_body" style:list-style-name="L24"/>
    <style:style style:name="P44" style:family="paragraph" style:parent-style-name="Text_20_body" style:list-style-name="L25">
      <style:paragraph-properties fo:margin-top="0in" fo:margin-bottom="0in" style:contextual-spacing="false"/>
    </style:style>
    <style:style style:name="P45" style:family="paragraph" style:parent-style-name="Text_20_body" style:list-style-name="L25"/>
    <style:style style:name="P46" style:family="paragraph" style:parent-style-name="Text_20_body" style:list-style-name="L26">
      <style:paragraph-properties fo:margin-top="0in" fo:margin-bottom="0in" style:contextual-spacing="false"/>
    </style:style>
    <style:style style:name="P47" style:family="paragraph" style:parent-style-name="Text_20_body" style:list-style-name="L26"/>
    <style:style style:name="P48" style:family="paragraph" style:parent-style-name="Text_20_body" style:list-style-name="L27">
      <style:paragraph-properties fo:margin-top="0in" fo:margin-bottom="0in" style:contextual-spacing="false"/>
    </style:style>
    <style:style style:name="P49" style:family="paragraph" style:parent-style-name="Text_20_body" style:list-style-name="L27"/>
    <style:style style:name="P50" style:family="paragraph" style:parent-style-name="Text_20_body" style:list-style-name="L28">
      <style:paragraph-properties fo:margin-top="0in" fo:margin-bottom="0in" style:contextual-spacing="false"/>
    </style:style>
    <style:style style:name="P51" style:family="paragraph" style:parent-style-name="Text_20_body" style:list-style-name="L28"/>
    <style:style style:name="P52" style:family="paragraph" style:parent-style-name="Text_20_body" style:list-style-name="L29">
      <style:paragraph-properties fo:margin-top="0in" fo:margin-bottom="0in" style:contextual-spacing="false"/>
    </style:style>
    <style:style style:name="P53" style:family="paragraph" style:parent-style-name="Text_20_body" style:list-style-name="L29"/>
    <style:style style:name="P54" style:family="paragraph" style:parent-style-name="Text_20_body" style:list-style-name="L30">
      <style:paragraph-properties fo:margin-top="0in" fo:margin-bottom="0in" style:contextual-spacing="false"/>
    </style:style>
    <style:style style:name="P55" style:family="paragraph" style:parent-style-name="Text_20_body" style:list-style-name="L30"/>
    <style:style style:name="P56" style:family="paragraph" style:parent-style-name="Preformatted_20_Text">
      <style:paragraph-properties fo:margin-left="0in" fo:margin-right="0in" fo:margin-top="0in" fo:margin-bottom="0.1965in" style:contextual-spacing="false" fo:text-indent="0in" style:auto-text-indent="false"/>
    </style:style>
    <style:style style:name="P57" style:family="paragraph" style:parent-style-name="Text_20_body" style:list-style-name="L31">
      <style:paragraph-properties fo:margin-top="0in" fo:margin-bottom="0in" style:contextual-spacing="false"/>
    </style:style>
    <style:style style:name="P58" style:family="paragraph" style:parent-style-name="Text_20_body" style:list-style-name="L31"/>
    <style:style style:name="P59" style:family="paragraph" style:parent-style-name="Text_20_body" style:list-style-name="L32">
      <style:paragraph-properties fo:margin-top="0in" fo:margin-bottom="0in" style:contextual-spacing="false"/>
    </style:style>
    <style:style style:name="P60" style:family="paragraph" style:parent-style-name="Text_20_body" style:list-style-name="L32"/>
    <style:style style:name="P61" style:family="paragraph" style:parent-style-name="Text_20_body" style:list-style-name="L33">
      <style:paragraph-properties fo:margin-top="0in" fo:margin-bottom="0in" style:contextual-spacing="false"/>
    </style:style>
    <style:style style:name="P62" style:family="paragraph" style:parent-style-name="Text_20_body" style:list-style-name="L33"/>
    <style:style style:name="P63" style:family="paragraph" style:parent-style-name="Text_20_body" style:list-style-name="L34">
      <style:paragraph-properties fo:margin-top="0in" fo:margin-bottom="0in" style:contextual-spacing="false"/>
    </style:style>
    <style:style style:name="P64" style:family="paragraph" style:parent-style-name="Text_20_body" style:list-style-name="L34"/>
    <style:style style:name="P65" style:family="paragraph" style:parent-style-name="Text_20_body" style:list-style-name="L35">
      <style:paragraph-properties fo:margin-top="0in" fo:margin-bottom="0in" style:contextual-spacing="false"/>
    </style:style>
    <style:style style:name="P66" style:family="paragraph" style:parent-style-name="Text_20_body" style:list-style-name="L35"/>
    <style:style style:name="P67" style:family="paragraph" style:parent-style-name="Text_20_body" style:list-style-name="L36">
      <style:paragraph-properties fo:margin-top="0in" fo:margin-bottom="0in" style:contextual-spacing="false"/>
    </style:style>
    <style:style style:name="P68" style:family="paragraph" style:parent-style-name="Text_20_body" style:list-style-name="L36"/>
    <style:style style:name="P69" style:family="paragraph" style:parent-style-name="Text_20_body" style:list-style-name="L37">
      <style:paragraph-properties fo:margin-top="0in" fo:margin-bottom="0in" style:contextual-spacing="false"/>
    </style:style>
    <style:style style:name="P70" style:family="paragraph" style:parent-style-name="Text_20_body" style:list-style-name="L37"/>
    <style:style style:name="P71" style:family="paragraph" style:parent-style-name="Text_20_body" style:list-style-name="L38">
      <style:paragraph-properties fo:margin-top="0in" fo:margin-bottom="0in" style:contextual-spacing="false"/>
    </style:style>
    <style:style style:name="P72" style:family="paragraph" style:parent-style-name="Text_20_body" style:list-style-name="L38"/>
    <style:style style:name="P73" style:family="paragraph" style:parent-style-name="Text_20_body" style:list-style-name="L39">
      <style:paragraph-properties fo:margin-top="0in" fo:margin-bottom="0in" style:contextual-spacing="false"/>
    </style:style>
    <style:style style:name="P74" style:family="paragraph" style:parent-style-name="Text_20_body" style:list-style-name="L39"/>
    <style:style style:name="P75" style:family="paragraph" style:parent-style-name="Text_20_body" style:list-style-name="L40">
      <style:paragraph-properties fo:margin-top="0in" fo:margin-bottom="0in" style:contextual-spacing="false"/>
    </style:style>
    <style:style style:name="P76" style:family="paragraph" style:parent-style-name="Text_20_body" style:list-style-name="L40"/>
    <style:style style:name="P77" style:family="paragraph" style:parent-style-name="Text_20_body" style:list-style-name="L41">
      <style:paragraph-properties fo:margin-top="0in" fo:margin-bottom="0in" style:contextual-spacing="false"/>
    </style:style>
    <style:style style:name="P78" style:family="paragraph" style:parent-style-name="Text_20_body" style:list-style-name="L41"/>
    <style:style style:name="P79" style:family="paragraph" style:parent-style-name="Text_20_body" style:list-style-name="L42">
      <style:paragraph-properties fo:margin-top="0in" fo:margin-bottom="0in" style:contextual-spacing="false"/>
    </style:style>
    <style:style style:name="P80" style:family="paragraph" style:parent-style-name="Text_20_body" style:list-style-name="L42"/>
    <style:style style:name="P81" style:family="paragraph" style:parent-style-name="Text_20_body" style:list-style-name="L43">
      <style:paragraph-properties fo:margin-top="0in" fo:margin-bottom="0in" style:contextual-spacing="false"/>
    </style:style>
    <style:style style:name="P82" style:family="paragraph" style:parent-style-name="Text_20_body" style:list-style-name="L43"/>
    <style:style style:name="P83" style:family="paragraph" style:parent-style-name="Text_20_body" style:list-style-name="L44">
      <style:paragraph-properties fo:margin-top="0in" fo:margin-bottom="0in" style:contextual-spacing="false"/>
    </style:style>
    <style:style style:name="P84" style:family="paragraph" style:parent-style-name="Text_20_body" style:list-style-name="L44"/>
    <style:style style:name="P85" style:family="paragraph" style:parent-style-name="Text_20_body" style:list-style-name="L45">
      <style:paragraph-properties fo:margin-top="0in" fo:margin-bottom="0in" style:contextual-spacing="false"/>
    </style:style>
    <style:style style:name="P86" style:family="paragraph" style:parent-style-name="Text_20_body" style:list-style-name="L45"/>
    <style:style style:name="P87" style:family="paragraph" style:parent-style-name="Text_20_body" style:list-style-name="L46">
      <style:paragraph-properties fo:margin-top="0in" fo:margin-bottom="0in" style:contextual-spacing="false"/>
    </style:style>
    <style:style style:name="P88" style:family="paragraph" style:parent-style-name="Text_20_body" style:list-style-name="L46"/>
    <style:style style:name="P89" style:family="paragraph" style:parent-style-name="Text_20_body" style:list-style-name="L47">
      <style:paragraph-properties fo:margin-top="0in" fo:margin-bottom="0in" style:contextual-spacing="false"/>
    </style:style>
    <style:style style:name="P90" style:family="paragraph" style:parent-style-name="Text_20_body" style:list-style-name="L47"/>
    <style:style style:name="P91" style:family="paragraph" style:parent-style-name="Text_20_body" style:list-style-name="L48">
      <style:paragraph-properties fo:margin-top="0in" fo:margin-bottom="0in" style:contextual-spacing="false"/>
    </style:style>
    <style:style style:name="P92" style:family="paragraph" style:parent-style-name="Text_20_body" style:list-style-name="L48"/>
    <style:style style:name="P93" style:family="paragraph" style:parent-style-name="Text_20_body" style:list-style-name="L49">
      <style:paragraph-properties fo:margin-top="0in" fo:margin-bottom="0in" style:contextual-spacing="false"/>
    </style:style>
    <style:style style:name="P94" style:family="paragraph" style:parent-style-name="Text_20_body" style:list-style-name="L49"/>
    <style:style style:name="P95" style:family="paragraph" style:parent-style-name="Text_20_body" style:list-style-name="L50">
      <style:paragraph-properties fo:margin-top="0in" fo:margin-bottom="0in" style:contextual-spacing="false"/>
    </style:style>
    <style:style style:name="P96" style:family="paragraph" style:parent-style-name="Text_20_body" style:list-style-name="L50"/>
    <style:style style:name="P97" style:family="paragraph" style:parent-style-name="Text_20_body" style:list-style-name="L51">
      <style:paragraph-properties fo:margin-top="0in" fo:margin-bottom="0in" style:contextual-spacing="false"/>
    </style:style>
    <style:style style:name="P98" style:family="paragraph" style:parent-style-name="Text_20_body" style:list-style-name="L51"/>
    <style:style style:name="P99" style:family="paragraph" style:parent-style-name="Text_20_body" style:list-style-name="L52">
      <style:paragraph-properties fo:margin-top="0in" fo:margin-bottom="0in" style:contextual-spacing="false"/>
    </style:style>
    <style:style style:name="P100" style:family="paragraph" style:parent-style-name="Text_20_body" style:list-style-name="L52"/>
    <style:style style:name="P101" style:family="paragraph" style:parent-style-name="Text_20_body" style:list-style-name="L53">
      <style:paragraph-properties fo:margin-top="0in" fo:margin-bottom="0in" style:contextual-spacing="false"/>
    </style:style>
    <style:style style:name="P102" style:family="paragraph" style:parent-style-name="Text_20_body" style:list-style-name="L53"/>
    <style:style style:name="P103" style:family="paragraph" style:parent-style-name="Text_20_body" style:list-style-name="L54">
      <style:paragraph-properties fo:margin-top="0in" fo:margin-bottom="0in" style:contextual-spacing="false"/>
    </style:style>
    <style:style style:name="P104" style:family="paragraph" style:parent-style-name="Text_20_body" style:list-style-name="L54"/>
    <style:style style:name="P105" style:family="paragraph" style:parent-style-name="Text_20_body" style:list-style-name="L55">
      <style:paragraph-properties fo:margin-top="0in" fo:margin-bottom="0in" style:contextual-spacing="false"/>
    </style:style>
    <style:style style:name="P106" style:family="paragraph" style:parent-style-name="Text_20_body" style:list-style-name="L55"/>
    <style:style style:name="P107" style:family="paragraph" style:parent-style-name="Text_20_body" style:list-style-name="L56">
      <style:paragraph-properties fo:margin-top="0in" fo:margin-bottom="0in" style:contextual-spacing="false"/>
    </style:style>
    <style:style style:name="P108" style:family="paragraph" style:parent-style-name="Text_20_body" style:list-style-name="L56"/>
    <style:style style:name="P109" style:family="paragraph" style:parent-style-name="Text_20_body" style:list-style-name="L57">
      <style:paragraph-properties fo:margin-top="0in" fo:margin-bottom="0in" style:contextual-spacing="false"/>
    </style:style>
    <style:style style:name="P110" style:family="paragraph" style:parent-style-name="Text_20_body" style:list-style-name="L57"/>
    <style:style style:name="P111" style:family="paragraph" style:parent-style-name="Text_20_body" style:list-style-name="L58">
      <style:paragraph-properties fo:margin-top="0in" fo:margin-bottom="0in" style:contextual-spacing="false"/>
    </style:style>
    <style:style style:name="P112" style:family="paragraph" style:parent-style-name="Text_20_body" style:list-style-name="L58"/>
    <style:style style:name="P113" style:family="paragraph" style:parent-style-name="Text_20_body" style:list-style-name="L59">
      <style:paragraph-properties fo:margin-top="0in" fo:margin-bottom="0in" style:contextual-spacing="false"/>
    </style:style>
    <style:style style:name="P114" style:family="paragraph" style:parent-style-name="Text_20_body" style:list-style-name="L59"/>
    <style:style style:name="P115" style:family="paragraph" style:parent-style-name="Text_20_body" style:list-style-name="L60">
      <style:paragraph-properties fo:margin-top="0in" fo:margin-bottom="0in" style:contextual-spacing="false"/>
    </style:style>
    <style:style style:name="P116" style:family="paragraph" style:parent-style-name="Text_20_body" style:list-style-name="L60"/>
    <style:style style:name="P117" style:family="paragraph" style:parent-style-name="Text_20_body" style:list-style-name="L61">
      <style:paragraph-properties fo:margin-top="0in" fo:margin-bottom="0in" style:contextual-spacing="false"/>
    </style:style>
    <style:style style:name="P118" style:family="paragraph" style:parent-style-name="Text_20_body" style:list-style-name="L61"/>
    <style:style style:name="P119" style:family="paragraph" style:parent-style-name="Text_20_body" style:list-style-name="L62">
      <style:paragraph-properties fo:margin-top="0in" fo:margin-bottom="0in" style:contextual-spacing="false"/>
    </style:style>
    <style:style style:name="P120" style:family="paragraph" style:parent-style-name="Text_20_body" style:list-style-name="L62"/>
    <style:style style:name="P121" style:family="paragraph" style:parent-style-name="Text_20_body" style:list-style-name="L63">
      <style:paragraph-properties fo:margin-top="0in" fo:margin-bottom="0in" style:contextual-spacing="false"/>
    </style:style>
    <style:style style:name="P122" style:family="paragraph" style:parent-style-name="Text_20_body" style:list-style-name="L63"/>
    <style:style style:name="P123" style:family="paragraph" style:parent-style-name="Text_20_body" style:list-style-name="L64">
      <style:paragraph-properties fo:margin-top="0in" fo:margin-bottom="0in" style:contextual-spacing="false"/>
    </style:style>
    <style:style style:name="P124" style:family="paragraph" style:parent-style-name="Text_20_body" style:list-style-name="L64"/>
    <style:style style:name="P125" style:family="paragraph" style:parent-style-name="Text_20_body" style:list-style-name="L65">
      <style:paragraph-properties fo:margin-top="0in" fo:margin-bottom="0in" style:contextual-spacing="false"/>
    </style:style>
    <style:style style:name="P126" style:family="paragraph" style:parent-style-name="Text_20_body" style:list-style-name="L65"/>
    <style:style style:name="P127" style:family="paragraph" style:parent-style-name="Text_20_body" style:list-style-name="L66">
      <style:paragraph-properties fo:margin-top="0in" fo:margin-bottom="0in" style:contextual-spacing="false"/>
    </style:style>
    <style:style style:name="P128" style:family="paragraph" style:parent-style-name="Text_20_body" style:list-style-name="L66"/>
    <style:style style:name="P129" style:family="paragraph" style:parent-style-name="Text_20_body" style:list-style-name="L67">
      <style:paragraph-properties fo:margin-top="0in" fo:margin-bottom="0in" style:contextual-spacing="false"/>
    </style:style>
    <style:style style:name="P130" style:family="paragraph" style:parent-style-name="Text_20_body" style:list-style-name="L67"/>
    <style:style style:name="P131" style:family="paragraph" style:parent-style-name="Text_20_body" style:list-style-name="L68">
      <style:paragraph-properties fo:margin-top="0in" fo:margin-bottom="0in" style:contextual-spacing="false"/>
    </style:style>
    <style:style style:name="P132" style:family="paragraph" style:parent-style-name="Text_20_body" style:list-style-name="L68"/>
    <style:style style:name="P133" style:family="paragraph" style:parent-style-name="Text_20_body" style:list-style-name="L69">
      <style:paragraph-properties fo:margin-top="0in" fo:margin-bottom="0in" style:contextual-spacing="false"/>
    </style:style>
    <style:style style:name="P134" style:family="paragraph" style:parent-style-name="Text_20_body" style:list-style-name="L69"/>
    <style:style style:name="P135" style:family="paragraph" style:parent-style-name="Text_20_body" style:list-style-name="L70">
      <style:paragraph-properties fo:margin-top="0in" fo:margin-bottom="0in" style:contextual-spacing="false"/>
    </style:style>
    <style:style style:name="P136" style:family="paragraph" style:parent-style-name="Text_20_body" style:list-style-name="L70"/>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Ệ THỐNG ĐIỀU PHỐI AI SDLC</text:h>
      <text:h text:style-name="Heading_20_2" text:outline-level="2">AI Software Company Operating System</text:h>
      <text:h text:style-name="Heading_20_2" text:outline-level="2">1. Mục tiêu hệ thống</text:h>
      <text:p text:style-name="Text_20_body">Hệ thống được thiết kế để mô phỏng một công ty phần mềm dùng AI, trong đó người dùng chỉ cần mô tả nghiệp vụ, mục tiêu hoặc yêu cầu sản phẩm. Phần còn lại hệ thống sẽ tự động thực hiện theo quy trình chuẩn của một đội ngũ kỹ thuật chuyên nghiệp:</text:p>
      <text:list text:style-name="L1">
        <text:list-item>
          <text:p text:style-name="P1">tiếp nhận yêu cầu </text:p>
        </text:list-item>
        <text:list-item>
          <text:p text:style-name="P1">phân tích nghiệp vụ </text:p>
        </text:list-item>
        <text:list-item>
          <text:p text:style-name="P1">thiết kế hệ thống </text:p>
        </text:list-item>
        <text:list-item>
          <text:p text:style-name="P1">chia task </text:p>
        </text:list-item>
        <text:list-item>
          <text:p text:style-name="P1">chọn đúng model cho từng việc </text:p>
        </text:list-item>
        <text:list-item>
          <text:p text:style-name="P1">triển khai code </text:p>
        </text:list-item>
        <text:list-item>
          <text:p text:style-name="P1">kiểm tra chất lượng </text:p>
        </text:list-item>
        <text:list-item>
          <text:p text:style-name="P1">xử lý lỗi </text:p>
        </text:list-item>
        <text:list-item>
          <text:p text:style-name="P1">deploy </text:p>
        </text:list-item>
        <text:list-item>
          <text:p text:style-name="P1">giám sát </text:p>
        </text:list-item>
        <text:list-item>
          <text:p text:style-name="P2">bảo trì và cải tiến </text:p>
        </text:list-item>
      </text:list>
      <text:p text:style-name="Text_20_body">Mục tiêu không phải là để một AI làm mọi thứ một cách mơ hồ, mà là xây dựng một hệ thống có <text:span text:style-name="Strong_20_Emphasis">quy trình, phân vai, luật lệ, kiểm chứng và khả năng học lại từ kinh nghiệm</text:span>.</text:p>
      <text:p text:style-name="Horizontal_20_Line"/>
      <text:h text:style-name="Heading_20_1" text:outline-level="1">2. Nguyên lý vận hành cốt lõi</text:h>
      <text:p text:style-name="Text_20_body">Hệ thống hoạt động theo 5 nguyên lý:</text:p>
      <text:h text:style-name="Heading_20_2" text:outline-level="2">2.1. Model chuyên biệt</text:h>
      <text:p text:style-name="Text_20_body">Mỗi model phục vụ một thế mạnh riêng. Không dùng một model cho mọi việc.</text:p>
      <text:h text:style-name="Heading_20_2" text:outline-level="2">2.2. Workflow theo trạng thái</text:h>
      <text:p text:style-name="Text_20_body">Mọi task đều đi qua các trạng thái rõ ràng: <text:span text:style-name="Source_20_Text">NEW → ANALYZING → DESIGNED → IMPLEMENTING → VERIFYING → REVIEWING → DONE</text:span>.</text:p>
      <text:h text:style-name="Heading_20_2" text:outline-level="2"><text:soft-page-break/>2.3. Có lớp quản trị</text:h>
      <text:p text:style-name="Text_20_body">AI không được tự do làm mọi thứ. Mọi output đều phải qua luật, ngưỡng tin cậy, kiểm tra và quyết định phê duyệt.</text:p>
      <text:h text:style-name="Heading_20_2" text:outline-level="2">2.4. Có bộ nhớ ngoài</text:h>
      <text:p text:style-name="Text_20_body">AI không nhớ bằng cảm giác. AI đọc trạng thái hệ thống, lịch sử quyết định, task cũ và kiến trúc dự án từ database.</text:p>
      <text:h text:style-name="Heading_20_2" text:outline-level="2">2.5. Có cơ chế kiểm chứng thực thi</text:h>
      <text:p text:style-name="Text_20_body">Không tin lời AI nói. Chỉ tin kết quả chạy thật trong sandbox, test, lint, build và deploy staging.</text:p>
      <text:p text:style-name="Horizontal_20_Line"/>
      <text:h text:style-name="Heading_20_1" text:outline-level="1">3. Kiến trúc tổng thể</text:h>
      <text:section text:style-name="Sect1" text:name="code-block-viewer">
        <text:p text:style-name="P3"><text:span text:style-name="Source_20_Text">User</text:span></text:p>
        <text:p text:style-name="Preformatted_20_Text"><text:span text:style-name="Source_20_Text"><text:s text:c="2"/>↓</text:span></text:p>
        <text:p text:style-name="Preformatted_20_Text"><text:span text:style-name="Source_20_Text">Intake / Gatekeeper Agent</text:span></text:p>
        <text:p text:style-name="Preformatted_20_Text"><text:span text:style-name="Source_20_Text"><text:s text:c="2"/>↓</text:span></text:p>
        <text:p text:style-name="Preformatted_20_Text"><text:span text:style-name="Source_20_Text">Orchestrator Agent</text:span></text:p>
        <text:p text:style-name="Preformatted_20_Text"><text:span text:style-name="Source_20_Text"><text:s text:c="2"/>↓</text:span></text:p>
        <text:p text:style-name="Preformatted_20_Text"><text:span text:style-name="Source_20_Text">Task Router / Planner</text:span></text:p>
        <text:p text:style-name="Preformatted_20_Text"><text:span text:style-name="Source_20_Text"><text:s text:c="2"/>↓</text:span></text:p>
        <text:p text:style-name="Preformatted_20_Text"><text:span text:style-name="Source_20_Text">Specialized Agents</text:span></text:p>
        <text:p text:style-name="Preformatted_20_Text"><text:span text:style-name="Source_20_Text"><text:s text:c="2"/>↓</text:span></text:p>
        <text:p text:style-name="Preformatted_20_Text"><text:span text:style-name="Source_20_Text">Verification Sandbox</text:span></text:p>
        <text:p text:style-name="Preformatted_20_Text"><text:span text:style-name="Source_20_Text"><text:s text:c="2"/>↓</text:span></text:p>
        <text:p text:style-name="Preformatted_20_Text"><text:span text:style-name="Source_20_Text">Auditor Agent</text:span></text:p>
        <text:p text:style-name="Preformatted_20_Text"><text:span text:style-name="Source_20_Text"><text:s text:c="2"/>↓</text:span></text:p>
        <text:p text:style-name="Preformatted_20_Text"><text:span text:style-name="Source_20_Text">Mentor Agent nếu cần</text:span></text:p>
        <text:p text:style-name="Preformatted_20_Text"><text:span text:style-name="Source_20_Text"><text:s text:c="2"/>↓</text:span></text:p>
        <text:p text:style-name="Preformatted_20_Text"><text:span text:style-name="Source_20_Text">State Update + Memory Store</text:span></text:p>
        <text:p text:style-name="Preformatted_20_Text"><text:span text:style-name="Source_20_Text"><text:s text:c="2"/>↓</text:span></text:p>
        <text:p text:style-name="P4"><text:span text:style-name="Source_20_Text">Deployment / Monitoring / Maintenance</text:span></text:p>
      </text:section>
      <text:p text:style-name="Horizontal_20_Line"/>
      <text:h text:style-name="Heading_20_1" text:outline-level="1">4. Phân vai từng agent</text:h>
      <text:h text:style-name="Heading_20_2" text:outline-level="2">4.1. Gatekeeper Agent</text:h>
      <text:p text:style-name="Text_20_body">Đây là cổng đầu vào của hệ thống.</text:p>
      <text:p text:style-name="Text_20_body">Nhiệm vụ:</text:p>
      <text:list text:style-name="L2">
        <text:list-item>
          <text:p text:style-name="P5">nhận yêu cầu từ user </text:p>
        </text:list-item>
        <text:list-item>
          <text:p text:style-name="P5">kiểm tra task đã từng làm chưa </text:p>
        </text:list-item>
        <text:list-item>
          <text:p text:style-name="P5"><text:soft-page-break/>tra cứu cache và memory </text:p>
        </text:list-item>
        <text:list-item>
          <text:p text:style-name="P5">phân loại task theo mức độ khó </text:p>
        </text:list-item>
        <text:list-item>
          <text:p text:style-name="P6">quyết định xử lý cục bộ hay escalate </text:p>
        </text:list-item>
      </text:list>
      <text:p text:style-name="Text_20_body">Model phù hợp:</text:p>
      <text:list text:style-name="L3">
        <text:list-item>
          <text:p text:style-name="P7">DeepSeek V4 Flash </text:p>
        </text:list-item>
      </text:list>
      <text:p text:style-name="Text_20_body">Vì:</text:p>
      <text:list text:style-name="L4">
        <text:list-item>
          <text:p text:style-name="P8">nhanh </text:p>
        </text:list-item>
        <text:list-item>
          <text:p text:style-name="P8">rẻ </text:p>
        </text:list-item>
        <text:list-item>
          <text:p text:style-name="P9">hợp cho phân loại, tra cứu, điều phối đơn giản </text:p>
        </text:list-item>
      </text:list>
      <text:p text:style-name="Horizontal_20_Line"/>
      <text:h text:style-name="Heading_20_2" text:outline-level="2">4.2. Orchestrator Agent</text:h>
      <text:p text:style-name="Text_20_body">Đây là bộ não điều phối toàn hệ thống.</text:p>
      <text:p text:style-name="Text_20_body">Nhiệm vụ:</text:p>
      <text:list text:style-name="L5">
        <text:list-item>
          <text:p text:style-name="P10">hiểu trạng thái dự án </text:p>
        </text:list-item>
        <text:list-item>
          <text:p text:style-name="P10">chia task thành các bước nhỏ </text:p>
        </text:list-item>
        <text:list-item>
          <text:p text:style-name="P10">chọn agent phù hợp cho từng bước </text:p>
        </text:list-item>
        <text:list-item>
          <text:p text:style-name="P10">điều phối luồng làm việc </text:p>
        </text:list-item>
        <text:list-item>
          <text:p text:style-name="P11">quyết định khi nào cần review, retry, escalate hoặc takeover </text:p>
        </text:list-item>
      </text:list>
      <text:p text:style-name="Text_20_body">Model phù hợp:</text:p>
      <text:list text:style-name="L6">
        <text:list-item>
          <text:p text:style-name="P12">Qwen 3.5 Plus hoặc Qwen 3.6 Plus </text:p>
        </text:list-item>
      </text:list>
      <text:p text:style-name="Text_20_body">Vì:</text:p>
      <text:list text:style-name="L7">
        <text:list-item>
          <text:p text:style-name="P13">reasoning tốt </text:p>
        </text:list-item>
        <text:list-item>
          <text:p text:style-name="P13">tổ chức workflow tốt </text:p>
        </text:list-item>
        <text:list-item>
          <text:p text:style-name="P14">hợp làm vai trò quản trị và ra quyết định </text:p>
        </text:list-item>
      </text:list>
      <text:p text:style-name="Horizontal_20_Line"/>
      <text:h text:style-name="Heading_20_2" text:outline-level="2">4.3. Specialist Agent</text:h>
      <text:p text:style-name="Text_20_body">Đây là nhóm agent thực thi.</text:p>
      <text:p text:style-name="Text_20_body">Nhiệm vụ:</text:p>
      <text:list text:style-name="L8">
        <text:list-item>
          <text:p text:style-name="P15">viết code </text:p>
        </text:list-item>
        <text:list-item>
          <text:p text:style-name="P15">thiết kế module </text:p>
        </text:list-item>
        <text:list-item>
          <text:p text:style-name="P15">xử lý logic phức tạp </text:p>
        </text:list-item>
        <text:list-item>
          <text:p text:style-name="P15">làm toán </text:p>
        </text:list-item>
        <text:list-item>
          <text:p text:style-name="P15">xử lý algorithm </text:p>
        </text:list-item>
        <text:list-item>
          <text:p text:style-name="P16"><text:soft-page-break/>build feature </text:p>
        </text:list-item>
      </text:list>
      <text:p text:style-name="Text_20_body">Model phù hợp:</text:p>
      <text:list text:style-name="L9">
        <text:list-item>
          <text:p text:style-name="P17">DeepSeek V4 Pro </text:p>
        </text:list-item>
      </text:list>
      <text:p text:style-name="Text_20_body">Vì:</text:p>
      <text:list text:style-name="L10">
        <text:list-item>
          <text:p text:style-name="P18">mạnh về code </text:p>
        </text:list-item>
        <text:list-item>
          <text:p text:style-name="P18">mạnh về logic thực thi </text:p>
        </text:list-item>
        <text:list-item>
          <text:p text:style-name="P19">hợp làm developer chính </text:p>
        </text:list-item>
      </text:list>
      <text:p text:style-name="Horizontal_20_Line"/>
      <text:h text:style-name="Heading_20_2" text:outline-level="2">4.4. Auditor Agent</text:h>
      <text:p text:style-name="Text_20_body">Đây là bộ phận kiểm định độc lập.</text:p>
      <text:p text:style-name="Text_20_body">Nhiệm vụ:</text:p>
      <text:list text:style-name="L11">
        <text:list-item>
          <text:p text:style-name="P20">so code với spec </text:p>
        </text:list-item>
        <text:list-item>
          <text:p text:style-name="P20">kiểm tra cấu trúc </text:p>
        </text:list-item>
        <text:list-item>
          <text:p text:style-name="P20">kiểm tra kiến trúc </text:p>
        </text:list-item>
        <text:list-item>
          <text:p text:style-name="P20">kiểm tra clean code </text:p>
        </text:list-item>
        <text:list-item>
          <text:p text:style-name="P20">kiểm tra compliance với architectural law </text:p>
        </text:list-item>
        <text:list-item>
          <text:p text:style-name="P21">kiểm tra quality trước khi chuyển trạng thái DONE </text:p>
        </text:list-item>
      </text:list>
      <text:p text:style-name="Text_20_body">Model phù hợp:</text:p>
      <text:list text:style-name="L12">
        <text:list-item>
          <text:p text:style-name="P22">Qwen 3.5 Plus </text:p>
        </text:list-item>
      </text:list>
      <text:p text:style-name="Horizontal_20_Line"/>
      <text:h text:style-name="Heading_20_2" text:outline-level="2">4.5. Supreme Mentor</text:h>
      <text:p text:style-name="Text_20_body">Đây là cấp cao nhất, chỉ xuất hiện khi hệ thống bế tắc hoặc task quá khó.</text:p>
      <text:p text:style-name="Text_20_body">Nhiệm vụ:</text:p>
      <text:list text:style-name="L13">
        <text:list-item>
          <text:p text:style-name="P23">xử lý deadlock </text:p>
        </text:list-item>
        <text:list-item>
          <text:p text:style-name="P23">đưa ra quyết định chiến lược </text:p>
        </text:list-item>
        <text:list-item>
          <text:p text:style-name="P23">giải quyết mâu thuẫn giữa spec, code và review </text:p>
        </text:list-item>
        <text:list-item>
          <text:p text:style-name="P23">refactor workflow nếu cần </text:p>
        </text:list-item>
        <text:list-item>
          <text:p text:style-name="P24">đưa ra final verdict </text:p>
        </text:list-item>
      </text:list>
      <text:p text:style-name="Text_20_body">Model phù hợp:</text:p>
      <text:list text:style-name="L14">
        <text:list-item>
          <text:p text:style-name="P25">Qwen 3.6 Plus </text:p>
        </text:list-item>
      </text:list>
      <text:p text:style-name="Horizontal_20_Line"/>
      <text:h text:style-name="Heading_20_2" text:outline-level="2"><text:soft-page-break/>4.6. DevOps / Deployment Agent</text:h>
      <text:p text:style-name="Text_20_body">Nhiệm vụ:</text:p>
      <text:list text:style-name="L15">
        <text:list-item>
          <text:p text:style-name="P26">build image </text:p>
        </text:list-item>
        <text:list-item>
          <text:p text:style-name="P26">chạy Docker </text:p>
        </text:list-item>
        <text:list-item>
          <text:p text:style-name="P26">deploy staging </text:p>
        </text:list-item>
        <text:list-item>
          <text:p text:style-name="P26">quản lý CI/CD </text:p>
        </text:list-item>
        <text:list-item>
          <text:p text:style-name="P26">theo dõi logs </text:p>
        </text:list-item>
        <text:list-item>
          <text:p text:style-name="P27">rollback nếu cần </text:p>
        </text:list-item>
      </text:list>
      <text:p text:style-name="Text_20_body">Model phù hợp:</text:p>
      <text:list text:style-name="L16">
        <text:list-item>
          <text:p text:style-name="P28">DeepSeek V4 Pro hoặc Flash tùy task </text:p>
        </text:list-item>
      </text:list>
      <text:p text:style-name="Horizontal_20_Line"/>
      <text:h text:style-name="Heading_20_2" text:outline-level="2">4.7. Monitoring / Maintenance Agent</text:h>
      <text:p text:style-name="Text_20_body">Nhiệm vụ:</text:p>
      <text:list text:style-name="L17">
        <text:list-item>
          <text:p text:style-name="P29">theo dõi lỗi </text:p>
        </text:list-item>
        <text:list-item>
          <text:p text:style-name="P29">phát hiện anomaly </text:p>
        </text:list-item>
        <text:list-item>
          <text:p text:style-name="P29">cảnh báo regressions </text:p>
        </text:list-item>
        <text:list-item>
          <text:p text:style-name="P29">gom feedback thành bug report </text:p>
        </text:list-item>
        <text:list-item>
          <text:p text:style-name="P30">hỗ trợ cải tiến hệ thống về sau </text:p>
        </text:list-item>
      </text:list>
      <text:p text:style-name="Text_20_body">Model phù hợp:</text:p>
      <text:list text:style-name="L18">
        <text:list-item>
          <text:p text:style-name="P31">DeepSeek Flash, GLM, hoặc Qwen tùy ngữ cảnh </text:p>
        </text:list-item>
      </text:list>
      <text:p text:style-name="Horizontal_20_Line"/>
      <text:h text:style-name="Heading_20_1" text:outline-level="1">5. Cấu trúc chức năng của hệ thống</text:h>
      <text:h text:style-name="Heading_20_2" text:outline-level="2">5.1. Tiếp nhận yêu cầu</text:h>
      <text:p text:style-name="Text_20_body">Người dùng chỉ cần mô tả nghiệp vụ hoặc mục tiêu sản phẩm.</text:p>
      <text:p text:style-name="Text_20_body">Ví dụ:</text:p>
      <text:list text:style-name="L19">
        <text:list-item>
          <text:p text:style-name="P32">“Tôi muốn hệ thống quản lý kho cho cửa hàng” </text:p>
        </text:list-item>
        <text:list-item>
          <text:p text:style-name="P32">“Tôi muốn app đặt món” </text:p>
        </text:list-item>
        <text:list-item>
          <text:p text:style-name="P33">“Tôi muốn bot trade theo spread” </text:p>
        </text:list-item>
      </text:list>
      <text:p text:style-name="Text_20_body">Hệ thống phải tự làm các việc sau:</text:p>
      <text:list text:style-name="L20">
        <text:list-item>
          <text:p text:style-name="P34">phân tích nghiệp vụ </text:p>
        </text:list-item>
        <text:list-item>
          <text:p text:style-name="P34">xác định user flow </text:p>
        </text:list-item>
        <text:list-item>
          <text:p text:style-name="P34"><text:soft-page-break/>xác định module </text:p>
        </text:list-item>
        <text:list-item>
          <text:p text:style-name="P34">xác định data flow </text:p>
        </text:list-item>
        <text:list-item>
          <text:p text:style-name="P34">xác định rủi ro </text:p>
        </text:list-item>
        <text:list-item>
          <text:p text:style-name="P35">tạo roadmap </text:p>
        </text:list-item>
      </text:list>
      <text:p text:style-name="Horizontal_20_Line"/>
      <text:h text:style-name="Heading_20_2" text:outline-level="2">5.2. Phân tích nghiệp vụ</text:h>
      <text:p text:style-name="Text_20_body">Hệ thống phải chuyển yêu cầu ngôn ngữ tự nhiên thành tài liệu nghiệp vụ gồm:</text:p>
      <text:list text:style-name="L21">
        <text:list-item>
          <text:p text:style-name="P36">mục tiêu hệ thống </text:p>
        </text:list-item>
        <text:list-item>
          <text:p text:style-name="P36">actor </text:p>
        </text:list-item>
        <text:list-item>
          <text:p text:style-name="P36">use case </text:p>
        </text:list-item>
        <text:list-item>
          <text:p text:style-name="P36">rule nghiệp vụ </text:p>
        </text:list-item>
        <text:list-item>
          <text:p text:style-name="P36">edge cases </text:p>
        </text:list-item>
        <text:list-item>
          <text:p text:style-name="P36">KPI </text:p>
        </text:list-item>
        <text:list-item>
          <text:p text:style-name="P36">phạm vi MVP </text:p>
        </text:list-item>
        <text:list-item>
          <text:p text:style-name="P37">phạm vi mở rộng </text:p>
        </text:list-item>
      </text:list>
      <text:p text:style-name="Horizontal_20_Line"/>
      <text:h text:style-name="Heading_20_2" text:outline-level="2">5.3. Thiết kế hệ thống</text:h>
      <text:p text:style-name="Text_20_body">Sau khi hiểu nghiệp vụ, hệ thống phải tạo:</text:p>
      <text:list text:style-name="L22">
        <text:list-item>
          <text:p text:style-name="P38">kiến trúc tổng quan </text:p>
        </text:list-item>
        <text:list-item>
          <text:p text:style-name="P38">sơ đồ module </text:p>
        </text:list-item>
        <text:list-item>
          <text:p text:style-name="P38">API contract </text:p>
        </text:list-item>
        <text:list-item>
          <text:p text:style-name="P38">database schema </text:p>
        </text:list-item>
        <text:list-item>
          <text:p text:style-name="P38">luồng xử lý chính </text:p>
        </text:list-item>
        <text:list-item>
          <text:p text:style-name="P38">luồng lỗi </text:p>
        </text:list-item>
        <text:list-item>
          <text:p text:style-name="P38">chiến lược cache </text:p>
        </text:list-item>
        <text:list-item>
          <text:p text:style-name="P39">chiến lược security </text:p>
        </text:list-item>
      </text:list>
      <text:p text:style-name="Horizontal_20_Line"/>
      <text:h text:style-name="Heading_20_2" text:outline-level="2">5.4. Chia task</text:h>
      <text:p text:style-name="Text_20_body">Orchestrator sẽ chia công việc thành các task nhỏ có trạng thái rõ ràng.</text:p>
      <text:p text:style-name="Text_20_body">Ví dụ:</text:p>
      <text:list text:style-name="L23">
        <text:list-item>
          <text:p text:style-name="P40">thiết kế database </text:p>
        </text:list-item>
        <text:list-item>
          <text:p text:style-name="P40">dựng auth </text:p>
        </text:list-item>
        <text:list-item>
          <text:p text:style-name="P40">viết CRUD </text:p>
        </text:list-item>
        <text:list-item>
          <text:p text:style-name="P40">viết validation </text:p>
        </text:list-item>
        <text:list-item>
          <text:p text:style-name="P40"><text:soft-page-break/>viết test </text:p>
        </text:list-item>
        <text:list-item>
          <text:p text:style-name="P40">tích hợp UI </text:p>
        </text:list-item>
        <text:list-item>
          <text:p text:style-name="P41">deploy staging </text:p>
        </text:list-item>
      </text:list>
      <text:p text:style-name="Text_20_body">Mỗi task phải có:</text:p>
      <text:list text:style-name="L24">
        <text:list-item>
          <text:p text:style-name="P42">ID </text:p>
        </text:list-item>
        <text:list-item>
          <text:p text:style-name="P42">mô tả </text:p>
        </text:list-item>
        <text:list-item>
          <text:p text:style-name="P42">owner </text:p>
        </text:list-item>
        <text:list-item>
          <text:p text:style-name="P42">dependency </text:p>
        </text:list-item>
        <text:list-item>
          <text:p text:style-name="P42">status </text:p>
        </text:list-item>
        <text:list-item>
          <text:p text:style-name="P42">priority </text:p>
        </text:list-item>
        <text:list-item>
          <text:p text:style-name="P42">confidence threshold </text:p>
        </text:list-item>
        <text:list-item>
          <text:p text:style-name="P43">expected output </text:p>
        </text:list-item>
      </text:list>
      <text:p text:style-name="Horizontal_20_Line"/>
      <text:h text:style-name="Heading_20_2" text:outline-level="2">5.5. Thực thi</text:h>
      <text:p text:style-name="Text_20_body">Specialist Agent nhận task và thực hiện trong phạm vi được giao.</text:p>
      <text:p text:style-name="Text_20_body">Quy định:</text:p>
      <text:list text:style-name="L25">
        <text:list-item>
          <text:p text:style-name="P44">chỉ làm đúng scope </text:p>
        </text:list-item>
        <text:list-item>
          <text:p text:style-name="P44">không tự ý đổi kiến trúc </text:p>
        </text:list-item>
        <text:list-item>
          <text:p text:style-name="P44">không tự thêm feature ngoài task </text:p>
        </text:list-item>
        <text:list-item>
          <text:p text:style-name="P44">nếu thiếu thông tin thì hỏi theo format ngắn gọn </text:p>
        </text:list-item>
        <text:list-item>
          <text:p text:style-name="P45">nếu task quá khó thì đánh dấu <text:span text:style-name="Source_20_Text">#ESCALATE</text:span> </text:p>
        </text:list-item>
      </text:list>
      <text:p text:style-name="Horizontal_20_Line"/>
      <text:h text:style-name="Heading_20_2" text:outline-level="2">5.6. Kiểm tra và xác thực</text:h>
      <text:p text:style-name="Text_20_body">Sau khi task hoàn thành, code phải chạy qua sandbox.</text:p>
      <text:p text:style-name="Text_20_body">Các bước:</text:p>
      <text:list text:style-name="L26">
        <text:list-item>
          <text:p text:style-name="P46">build </text:p>
        </text:list-item>
        <text:list-item>
          <text:p text:style-name="P46">lint </text:p>
        </text:list-item>
        <text:list-item>
          <text:p text:style-name="P46">unit test </text:p>
        </text:list-item>
        <text:list-item>
          <text:p text:style-name="P46">integration test </text:p>
        </text:list-item>
        <text:list-item>
          <text:p text:style-name="P46">security check </text:p>
        </text:list-item>
        <text:list-item>
          <text:p text:style-name="P47">architecture check </text:p>
        </text:list-item>
      </text:list>
      <text:p text:style-name="Text_20_body">Chỉ khi sandbox trả về kết quả đạt yêu cầu thì task mới được chuyển sang <text:span text:style-name="Source_20_Text">DONE</text:span>.</text:p>
      <text:p text:style-name="Horizontal_20_Line"/>
      <text:h text:style-name="Heading_20_2" text:outline-level="2"><text:soft-page-break/>5.7. Review độc lập</text:h>
      <text:p text:style-name="Text_20_body">Auditor Agent đọc:</text:p>
      <text:list text:style-name="L27">
        <text:list-item>
          <text:p text:style-name="P48">spec </text:p>
        </text:list-item>
        <text:list-item>
          <text:p text:style-name="P48">code </text:p>
        </text:list-item>
        <text:list-item>
          <text:p text:style-name="P48">test result </text:p>
        </text:list-item>
        <text:list-item>
          <text:p text:style-name="P48">architectural law </text:p>
        </text:list-item>
        <text:list-item>
          <text:p text:style-name="P49">history retry </text:p>
        </text:list-item>
      </text:list>
      <text:p text:style-name="Text_20_body">Sau đó đưa ra một trong ba kết luận:</text:p>
      <text:list text:style-name="L28">
        <text:list-item>
          <text:p text:style-name="P50"><text:span text:style-name="Source_20_Text">APPROVED</text:span> </text:p>
        </text:list-item>
        <text:list-item>
          <text:p text:style-name="P50"><text:span text:style-name="Source_20_Text">REVISE</text:span> </text:p>
        </text:list-item>
        <text:list-item>
          <text:p text:style-name="P51"><text:span text:style-name="Source_20_Text">ESCALATE</text:span> </text:p>
        </text:list-item>
      </text:list>
      <text:p text:style-name="Horizontal_20_Line"/>
      <text:h text:style-name="Heading_20_2" text:outline-level="2">5.8. Escalation</text:h>
      <text:p text:style-name="Text_20_body">Nếu task thất bại nhiều lần, hệ thống chuyển lên cấp cao hơn.</text:p>
      <text:p text:style-name="Text_20_body">Luật đề xuất:</text:p>
      <text:list text:style-name="L29">
        <text:list-item>
          <text:p text:style-name="P52">tối đa 2 lần retry cho cùng một agent </text:p>
        </text:list-item>
        <text:list-item>
          <text:p text:style-name="P52">nếu fail lần 3, takeover </text:p>
        </text:list-item>
        <text:list-item>
          <text:p text:style-name="P53">takeover do Mentor hoặc Specialist cấp cao hơn thực hiện </text:p>
        </text:list-item>
      </text:list>
      <text:p text:style-name="Horizontal_20_Line"/>
      <text:h text:style-name="Heading_20_2" text:outline-level="2">5.9. Lưu memory</text:h>
      <text:p text:style-name="Text_20_body">Sau mỗi lần xử lý xong, hệ thống phải lưu lại:</text:p>
      <text:list text:style-name="L30">
        <text:list-item>
          <text:p text:style-name="P54">quyết định </text:p>
        </text:list-item>
        <text:list-item>
          <text:p text:style-name="P54">nguyên nhân </text:p>
        </text:list-item>
        <text:list-item>
          <text:p text:style-name="P54">kiến trúc đã chọn </text:p>
        </text:list-item>
        <text:list-item>
          <text:p text:style-name="P54">lỗi đã gặp </text:p>
        </text:list-item>
        <text:list-item>
          <text:p text:style-name="P54">cách sửa </text:p>
        </text:list-item>
        <text:list-item>
          <text:p text:style-name="P55">bài học rút ra </text:p>
        </text:list-item>
      </text:list>
      <text:p text:style-name="Text_20_body">Đây là organizational memory.</text:p>
      <text:p text:style-name="Horizontal_20_Line"/>
      <text:h text:style-name="Heading_20_1" text:outline-level="1">6. Governance Layer</text:h>
      <text:p text:style-name="Text_20_body">Đây là lớp luật pháp của hệ thống. Không có lớp này thì AI sẽ dễ loạn, sửa lung tung, hoặc phá kiến trúc.</text:p>
      <text:h text:style-name="Heading_20_2" text:outline-level="2"><text:soft-page-break/>6.1. Architectural Law</text:h>
      <text:p text:style-name="Text_20_body">Lưu trong file <text:span text:style-name="Source_20_Text">laws.yaml</text:span> hoặc <text:span text:style-name="Source_20_Text">laws.json</text:span>.</text:p>
      <text:p text:style-name="Text_20_body">Ví dụ:</text:p>
      <text:section text:style-name="Sect1" text:name="Section1">
        <text:p text:style-name="P3"><text:bookmark text:name="code-block-viewer"/><text:span text:style-name="Source_20_Text">rules:</text:span></text:p>
        <text:p text:style-name="Preformatted_20_Text"><text:span text:style-name="Source_20_Text"><text:s text:c="2"/>- id: LAW-001</text:span></text:p>
        <text:p text:style-name="Preformatted_20_Text"><text:span text:style-name="Source_20_Text"><text:s text:c="4"/>name: No business logic in controller</text:span></text:p>
        <text:p text:style-name="Preformatted_20_Text"><text:span text:style-name="Source_20_Text"><text:s text:c="4"/>severity: high</text:span></text:p>
        <text:p text:style-name="Preformatted_20_Text"><text:span text:style-name="Source_20_Text"><text:s text:c="2"/>- id: LAW-002</text:span></text:p>
        <text:p text:style-name="Preformatted_20_Text"><text:span text:style-name="Source_20_Text"><text:s text:c="4"/>name: All APIs must validate input</text:span></text:p>
        <text:p text:style-name="Preformatted_20_Text"><text:span text:style-name="Source_20_Text"><text:s text:c="4"/>severity: high</text:span></text:p>
        <text:p text:style-name="Preformatted_20_Text"><text:span text:style-name="Source_20_Text"><text:s text:c="2"/>- id: LAW-003</text:span></text:p>
        <text:p text:style-name="Preformatted_20_Text"><text:span text:style-name="Source_20_Text"><text:s text:c="4"/>name: No direct DB access from UI</text:span></text:p>
        <text:p text:style-name="Preformatted_20_Text"><text:span text:style-name="Source_20_Text"><text:s text:c="4"/>severity: high</text:span></text:p>
        <text:p text:style-name="Preformatted_20_Text"><text:span text:style-name="Source_20_Text"><text:s text:c="2"/>- id: LAW-004</text:span></text:p>
        <text:p text:style-name="Preformatted_20_Text"><text:span text:style-name="Source_20_Text"><text:s text:c="4"/>name: Critical actions require human approval</text:span></text:p>
        <text:p text:style-name="P4"><text:span text:style-name="Source_20_Text"><text:s text:c="4"/>severity: critical</text:span></text:p>
      </text:section>
      <text:p text:style-name="Horizontal_20_Line"/>
      <text:h text:style-name="Heading_20_2" text:outline-level="2">6.2. Confidence Score</text:h>
      <text:p text:style-name="Text_20_body">Điểm tin cậy không tính cảm tính mà tính bằng dữ liệu thực tế.</text:p>
      <text:p text:style-name="Text_20_body">Ví dụ công thức:</text:p>
      <text:section text:style-name="Sect1" text:name="Section2">
        <text:p text:style-name="P56"><text:bookmark text:name="code-block-viewer Copy 1"/><text:span text:style-name="Source_20_Text">Confidence = (T × 0.35) + (L × 0.15) - (P × 0.20) + (A × 0.30)</text:span></text:p>
      </text:section>
      <text:p text:style-name="Text_20_body">Trong đó:</text:p>
      <text:list text:style-name="L31">
        <text:list-item>
          <text:p text:style-name="P57"><text:span text:style-name="Source_20_Text">T</text:span>: test pass rate </text:p>
        </text:list-item>
        <text:list-item>
          <text:p text:style-name="P57"><text:span text:style-name="Source_20_Text">L</text:span>: lint / code quality </text:p>
        </text:list-item>
        <text:list-item>
          <text:p text:style-name="P57"><text:span text:style-name="Source_20_Text">P</text:span>: penalty do retry </text:p>
        </text:list-item>
        <text:list-item>
          <text:p text:style-name="P58"><text:span text:style-name="Source_20_Text">A</text:span>: điểm khớp architectural law </text:p>
        </text:list-item>
      </text:list>
      <text:p text:style-name="Text_20_body">Quy tắc:</text:p>
      <text:list text:style-name="L32">
        <text:list-item>
          <text:p text:style-name="P59">confidence cao thì tự động đi tiếp </text:p>
        </text:list-item>
        <text:list-item>
          <text:p text:style-name="P59">confidence thấp thì escalate </text:p>
        </text:list-item>
        <text:list-item>
          <text:p text:style-name="P60">confidence quá thấp thì takeover hoặc rollback </text:p>
        </text:list-item>
      </text:list>
      <text:p text:style-name="Horizontal_20_Line"/>
      <text:h text:style-name="Heading_20_2" text:outline-level="2">6.3. Cost Governor</text:h>
      <text:p text:style-name="Text_20_body">Giới hạn số lần gọi model lớn.</text:p>
      <text:p text:style-name="Text_20_body">Ví dụ:</text:p>
      <text:list text:style-name="L33">
        <text:list-item>
          <text:p text:style-name="P61">task nhỏ dùng Flash </text:p>
        </text:list-item>
        <text:list-item>
          <text:p text:style-name="P61">task trung bình dùng Pro </text:p>
        </text:list-item>
        <text:list-item>
          <text:p text:style-name="P61"><text:soft-page-break/>task lớn mới gọi Mentor </text:p>
        </text:list-item>
        <text:list-item>
          <text:p text:style-name="P62">số lần gọi Mentor trong ngày bị giới hạn </text:p>
        </text:list-item>
      </text:list>
      <text:p text:style-name="Text_20_body">Mục tiêu:</text:p>
      <text:list text:style-name="L34">
        <text:list-item>
          <text:p text:style-name="P63">giảm chi phí </text:p>
        </text:list-item>
        <text:list-item>
          <text:p text:style-name="P63">tránh over-consulting </text:p>
        </text:list-item>
        <text:list-item>
          <text:p text:style-name="P64">tránh vòng lặp suy luận vô hạn </text:p>
        </text:list-item>
      </text:list>
      <text:p text:style-name="Horizontal_20_Line"/>
      <text:h text:style-name="Heading_20_1" text:outline-level="1">7. Workflow chuẩn của hệ thống</text:h>
      <text:h text:style-name="Heading_20_2" text:outline-level="2">Bước 1: Intake</text:h>
      <text:p text:style-name="Text_20_body">User gửi yêu cầu.</text:p>
      <text:h text:style-name="Heading_20_2" text:outline-level="2">Bước 2: Triage</text:h>
      <text:p text:style-name="Text_20_body">Gatekeeper:</text:p>
      <text:list text:style-name="L35">
        <text:list-item>
          <text:p text:style-name="P65">tra cứu memory </text:p>
        </text:list-item>
        <text:list-item>
          <text:p text:style-name="P65">xác định task đã có lời giải chưa </text:p>
        </text:list-item>
        <text:list-item>
          <text:p text:style-name="P66">xác định task dễ hay khó </text:p>
        </text:list-item>
      </text:list>
      <text:h text:style-name="Heading_20_2" text:outline-level="2">Bước 3: Planning</text:h>
      <text:p text:style-name="Text_20_body">Orchestrator:</text:p>
      <text:list text:style-name="L36">
        <text:list-item>
          <text:p text:style-name="P67">tạo roadmap </text:p>
        </text:list-item>
        <text:list-item>
          <text:p text:style-name="P67">chia task </text:p>
        </text:list-item>
        <text:list-item>
          <text:p text:style-name="P67">xác định dependency </text:p>
        </text:list-item>
        <text:list-item>
          <text:p text:style-name="P68">giao task cho agent phù hợp </text:p>
        </text:list-item>
      </text:list>
      <text:h text:style-name="Heading_20_2" text:outline-level="2">Bước 4: Execution</text:h>
      <text:p text:style-name="Text_20_body">Specialist:</text:p>
      <text:list text:style-name="L37">
        <text:list-item>
          <text:p text:style-name="P69">viết code </text:p>
        </text:list-item>
        <text:list-item>
          <text:p text:style-name="P69">tạo module </text:p>
        </text:list-item>
        <text:list-item>
          <text:p text:style-name="P70">cập nhật file </text:p>
        </text:list-item>
      </text:list>
      <text:h text:style-name="Heading_20_2" text:outline-level="2">Bước 5: Sandbox Verification</text:h>
      <text:p text:style-name="Text_20_body">Hệ thống tự chạy:</text:p>
      <text:list text:style-name="L38">
        <text:list-item>
          <text:p text:style-name="P71">test </text:p>
        </text:list-item>
        <text:list-item>
          <text:p text:style-name="P71"><text:soft-page-break/>lint </text:p>
        </text:list-item>
        <text:list-item>
          <text:p text:style-name="P71">build </text:p>
        </text:list-item>
        <text:list-item>
          <text:p text:style-name="P72">static scan </text:p>
        </text:list-item>
      </text:list>
      <text:h text:style-name="Heading_20_2" text:outline-level="2">Bước 6: Audit</text:h>
      <text:p text:style-name="Text_20_body">Auditor kiểm tra:</text:p>
      <text:list text:style-name="L39">
        <text:list-item>
          <text:p text:style-name="P73">đúng spec chưa </text:p>
        </text:list-item>
        <text:list-item>
          <text:p text:style-name="P73">đúng architecture chưa </text:p>
        </text:list-item>
        <text:list-item>
          <text:p text:style-name="P73">clean code chưa </text:p>
        </text:list-item>
        <text:list-item>
          <text:p text:style-name="P74">có vi phạm law không </text:p>
        </text:list-item>
      </text:list>
      <text:h text:style-name="Heading_20_2" text:outline-level="2">Bước 7: Escalation nếu cần</text:h>
      <text:p text:style-name="Text_20_body">Nếu fail:</text:p>
      <text:list text:style-name="L40">
        <text:list-item>
          <text:p text:style-name="P75">retry tối đa 2 lần </text:p>
        </text:list-item>
        <text:list-item>
          <text:p text:style-name="P76">fail tiếp thì Mentor takeover </text:p>
        </text:list-item>
      </text:list>
      <text:h text:style-name="Heading_20_2" text:outline-level="2">Bước 8: State Update</text:h>
      <text:p text:style-name="Text_20_body">Sau khi đạt:</text:p>
      <text:list text:style-name="L41">
        <text:list-item>
          <text:p text:style-name="P77">cập nhật task status </text:p>
        </text:list-item>
        <text:list-item>
          <text:p text:style-name="P77">cập nhật roadmap </text:p>
        </text:list-item>
        <text:list-item>
          <text:p text:style-name="P77">lưu lesson learned </text:p>
        </text:list-item>
        <text:list-item>
          <text:p text:style-name="P78">lưu quyết định kiến trúc </text:p>
        </text:list-item>
      </text:list>
      <text:h text:style-name="Heading_20_2" text:outline-level="2">Bước 9: Deploy</text:h>
      <text:p text:style-name="Text_20_body">Nếu task thuộc bản release:</text:p>
      <text:list text:style-name="L42">
        <text:list-item>
          <text:p text:style-name="P79">deploy staging </text:p>
        </text:list-item>
        <text:list-item>
          <text:p text:style-name="P79">verify staging </text:p>
        </text:list-item>
        <text:list-item>
          <text:p text:style-name="P80">human approval nếu lên production </text:p>
        </text:list-item>
      </text:list>
      <text:h text:style-name="Heading_20_2" text:outline-level="2">Bước 10: Monitoring</text:h>
      <text:p text:style-name="Text_20_body">Sau deploy:</text:p>
      <text:list text:style-name="L43">
        <text:list-item>
          <text:p text:style-name="P81">theo dõi lỗi </text:p>
        </text:list-item>
        <text:list-item>
          <text:p text:style-name="P81">log </text:p>
        </text:list-item>
        <text:list-item>
          <text:p text:style-name="P81">alert </text:p>
        </text:list-item>
        <text:list-item>
          <text:p text:style-name="P82">rollback nếu cần </text:p>
        </text:list-item>
      </text:list>
      <text:p text:style-name="Horizontal_20_Line"/>
      <text:h text:style-name="Heading_20_1" text:outline-level="1"><text:soft-page-break/>8. Cấu trúc dữ liệu cần có</text:h>
      <text:h text:style-name="Heading_20_2" text:outline-level="2">8.1. Global Project Spec</text:h>
      <text:p text:style-name="Text_20_body">Lưu thông tin nền tảng của dự án.</text:p>
      <text:p text:style-name="Text_20_body">Nội dung:</text:p>
      <text:list text:style-name="L44">
        <text:list-item>
          <text:p text:style-name="P83">tên dự án </text:p>
        </text:list-item>
        <text:list-item>
          <text:p text:style-name="P83">mục tiêu </text:p>
        </text:list-item>
        <text:list-item>
          <text:p text:style-name="P83">tech stack </text:p>
        </text:list-item>
        <text:list-item>
          <text:p text:style-name="P83">kiến trúc </text:p>
        </text:list-item>
        <text:list-item>
          <text:p text:style-name="P83">quy tắc chung </text:p>
        </text:list-item>
        <text:list-item>
          <text:p text:style-name="P84">module chính </text:p>
        </text:list-item>
      </text:list>
      <text:p text:style-name="Horizontal_20_Line"/>
      <text:h text:style-name="Heading_20_2" text:outline-level="2">8.2. Module Registry</text:h>
      <text:p text:style-name="Text_20_body">Quản lý trạng thái từng module.</text:p>
      <text:p text:style-name="Text_20_body">Ví dụ:</text:p>
      <text:list text:style-name="L45">
        <text:list-item>
          <text:p text:style-name="P85">auth: done </text:p>
        </text:list-item>
        <text:list-item>
          <text:p text:style-name="P85">cart: in progress </text:p>
        </text:list-item>
        <text:list-item>
          <text:p text:style-name="P85">payment: blocked </text:p>
        </text:list-item>
        <text:list-item>
          <text:p text:style-name="P86">recommendation: pending review </text:p>
        </text:list-item>
      </text:list>
      <text:p text:style-name="Horizontal_20_Line"/>
      <text:h text:style-name="Heading_20_2" text:outline-level="2">8.3. Task Registry</text:h>
      <text:p text:style-name="Text_20_body">Quản lý toàn bộ task.</text:p>
      <text:p text:style-name="Text_20_body">Mỗi task gồm:</text:p>
      <text:list text:style-name="L46">
        <text:list-item>
          <text:p text:style-name="P87">id </text:p>
        </text:list-item>
        <text:list-item>
          <text:p text:style-name="P87">title </text:p>
        </text:list-item>
        <text:list-item>
          <text:p text:style-name="P87">description </text:p>
        </text:list-item>
        <text:list-item>
          <text:p text:style-name="P87">owner </text:p>
        </text:list-item>
        <text:list-item>
          <text:p text:style-name="P87">priority </text:p>
        </text:list-item>
        <text:list-item>
          <text:p text:style-name="P87">status </text:p>
        </text:list-item>
        <text:list-item>
          <text:p text:style-name="P87">confidence </text:p>
        </text:list-item>
        <text:list-item>
          <text:p text:style-name="P87">retries </text:p>
        </text:list-item>
        <text:list-item>
          <text:p text:style-name="P87">dependencies </text:p>
        </text:list-item>
        <text:list-item>
          <text:p text:style-name="P87">outputs </text:p>
        </text:list-item>
        <text:list-item>
          <text:p text:style-name="P88">timestamps </text:p>
        </text:list-item>
      </text:list>
      <text:p text:style-name="Horizontal_20_Line"><text:soft-page-break/></text:p>
      <text:h text:style-name="Heading_20_2" text:outline-level="2">8.4. Instruction Ledger</text:h>
      <text:p text:style-name="Text_20_body">Lưu bài học, quyết định và chỉ dẫn từ Mentor.</text:p>
      <text:p text:style-name="Text_20_body">Nội dung:</text:p>
      <text:list text:style-name="L47">
        <text:list-item>
          <text:p text:style-name="P89">lỗi đã gặp </text:p>
        </text:list-item>
        <text:list-item>
          <text:p text:style-name="P89">cách xử lý </text:p>
        </text:list-item>
        <text:list-item>
          <text:p text:style-name="P89">kiến trúc tối ưu </text:p>
        </text:list-item>
        <text:list-item>
          <text:p text:style-name="P89">pattern nên tái sử dụng </text:p>
        </text:list-item>
        <text:list-item>
          <text:p text:style-name="P90">trường hợp không nên lặp lại </text:p>
        </text:list-item>
      </text:list>
      <text:p text:style-name="Horizontal_20_Line"/>
      <text:h text:style-name="Heading_20_2" text:outline-level="2">8.5. Audit Log</text:h>
      <text:p text:style-name="Text_20_body">Lưu toàn bộ lịch sử:</text:p>
      <text:list text:style-name="L48">
        <text:list-item>
          <text:p text:style-name="P91">ai làm gì </text:p>
        </text:list-item>
        <text:list-item>
          <text:p text:style-name="P91">khi nào </text:p>
        </text:list-item>
        <text:list-item>
          <text:p text:style-name="P91">output là gì </text:p>
        </text:list-item>
        <text:list-item>
          <text:p text:style-name="P91">vì sao fail </text:p>
        </text:list-item>
        <text:list-item>
          <text:p text:style-name="P91">ai approve </text:p>
        </text:list-item>
        <text:list-item>
          <text:p text:style-name="P92">rollback hay không </text:p>
        </text:list-item>
      </text:list>
      <text:p text:style-name="Horizontal_20_Line"/>
      <text:h text:style-name="Heading_20_1" text:outline-level="1">9. Tech stack đề xuất</text:h>
      <text:h text:style-name="Heading_20_2" text:outline-level="2">9.1. Core orchestration</text:h>
      <text:list text:style-name="L49">
        <text:list-item>
          <text:p text:style-name="P93"><text:span text:style-name="Strong_20_Emphasis">LangGraph</text:span>: điều phối workflow theo trạng thái </text:p>
        </text:list-item>
        <text:list-item>
          <text:p text:style-name="P94"><text:span text:style-name="Strong_20_Emphasis">Python</text:span>: triển khai nhanh, AI tooling mạnh </text:p>
        </text:list-item>
      </text:list>
      <text:p text:style-name="Text_20_body">Nếu bạn thích TypeScript thì có thể dùng:</text:p>
      <text:list text:style-name="L50">
        <text:list-item>
          <text:p text:style-name="P95"><text:span text:style-name="Strong_20_Emphasis">LangGraph JS</text:span> </text:p>
        </text:list-item>
        <text:list-item>
          <text:p text:style-name="P96">nhưng Python thường dễ tích hợp hơn cho AI pipeline </text:p>
        </text:list-item>
      </text:list>
      <text:p text:style-name="Horizontal_20_Line"/>
      <text:h text:style-name="Heading_20_2" text:outline-level="2">9.2. Backend API</text:h>
      <text:list text:style-name="L51">
        <text:list-item>
          <text:p text:style-name="P97"><text:span text:style-name="Strong_20_Emphasis">FastAPI</text:span> nếu dùng Python </text:p>
        </text:list-item>
        <text:list-item>
          <text:p text:style-name="P98">hoặc <text:span text:style-name="Strong_20_Emphasis">NestJS</text:span> nếu muốn hệ backend kiểu enterprise, rõ module </text:p>
        </text:list-item>
      </text:list>
      <text:p text:style-name="Text_20_body"><text:soft-page-break/>Tôi khuyên:</text:p>
      <text:list text:style-name="L52">
        <text:list-item>
          <text:p text:style-name="P99">orchestration dùng Python </text:p>
        </text:list-item>
        <text:list-item>
          <text:p text:style-name="P100">backend product dùng NestJS hoặc FastAPI tùy team </text:p>
        </text:list-item>
      </text:list>
      <text:p text:style-name="Horizontal_20_Line"/>
      <text:h text:style-name="Heading_20_2" text:outline-level="2">9.3. Database</text:h>
      <text:list text:style-name="L53">
        <text:list-item>
          <text:p text:style-name="P101"><text:span text:style-name="Strong_20_Emphasis">PostgreSQL</text:span>: lưu task, state, memory, audit log, spec </text:p>
        </text:list-item>
        <text:list-item>
          <text:p text:style-name="P102"><text:span text:style-name="Strong_20_Emphasis">pgvector</text:span>: lưu semantic memory, retrieval, instruction lookup </text:p>
        </text:list-item>
      </text:list>
      <text:p text:style-name="Text_20_body">Tại sao:</text:p>
      <text:list text:style-name="L54">
        <text:list-item>
          <text:p text:style-name="P103">dữ liệu có cấu trúc </text:p>
        </text:list-item>
        <text:list-item>
          <text:p text:style-name="P103">dễ transaction </text:p>
        </text:list-item>
        <text:list-item>
          <text:p text:style-name="P103">dễ audit </text:p>
        </text:list-item>
        <text:list-item>
          <text:p text:style-name="P103">dễ join </text:p>
        </text:list-item>
        <text:list-item>
          <text:p text:style-name="P104">phù hợp workflow trạng thái </text:p>
        </text:list-item>
      </text:list>
      <text:p text:style-name="Horizontal_20_Line"/>
      <text:h text:style-name="Heading_20_2" text:outline-level="2">9.4. Cache và queue</text:h>
      <text:list text:style-name="L55">
        <text:list-item>
          <text:p text:style-name="P105"><text:span text:style-name="Strong_20_Emphasis">Redis</text:span>: cache, rate limit, cost governor, lock, job queue nhẹ </text:p>
        </text:list-item>
        <text:list-item>
          <text:p text:style-name="P106">Nếu lớn hơn nữa có thể thêm <text:span text:style-name="Strong_20_Emphasis">RabbitMQ</text:span> hoặc <text:span text:style-name="Strong_20_Emphasis">Kafka</text:span> </text:p>
        </text:list-item>
      </text:list>
      <text:p text:style-name="Horizontal_20_Line"/>
      <text:h text:style-name="Heading_20_2" text:outline-level="2">9.5. Vector retrieval</text:h>
      <text:list text:style-name="L56">
        <text:list-item>
          <text:p text:style-name="P107"><text:span text:style-name="Strong_20_Emphasis">pgvector</text:span> nếu muốn đơn giản, gọn trong Postgres </text:p>
        </text:list-item>
        <text:list-item>
          <text:p text:style-name="P107">hoặc <text:span text:style-name="Strong_20_Emphasis">FAISS</text:span> nếu muốn local </text:p>
        </text:list-item>
        <text:list-item>
          <text:p text:style-name="P108">hoặc <text:span text:style-name="Strong_20_Emphasis">Pinecone</text:span> nếu muốn managed service </text:p>
        </text:list-item>
      </text:list>
      <text:p text:style-name="Text_20_body">Tôi khuyên:</text:p>
      <text:list text:style-name="L57">
        <text:list-item>
          <text:p text:style-name="P109">giai đoạn đầu: pgvector </text:p>
        </text:list-item>
        <text:list-item>
          <text:p text:style-name="P110">sau đó mới nâng cấp nếu cần </text:p>
        </text:list-item>
      </text:list>
      <text:p text:style-name="Horizontal_20_Line"/>
      <text:h text:style-name="Heading_20_2" text:outline-level="2">9.6. Sandbox và execution</text:h>
      <text:list text:style-name="L58">
        <text:list-item>
          <text:p text:style-name="P111"><text:span text:style-name="Strong_20_Emphasis">Docker</text:span> </text:p>
        </text:list-item>
        <text:list-item>
          <text:p text:style-name="P111"><text:span text:style-name="Strong_20_Emphasis">Ubuntu container</text:span> </text:p>
        </text:list-item>
        <text:list-item>
          <text:p text:style-name="P111">test runner riêng cho từng language </text:p>
        </text:list-item>
        <text:list-item>
          <text:p text:style-name="P112">CI integration bằng GitHub Actions hoặc GitLab CI </text:p>
        </text:list-item>
      </text:list>
      <text:p text:style-name="Horizontal_20_Line"/>
      <text:h text:style-name="Heading_20_2" text:outline-level="2"><text:soft-page-break/>9.7. Frontend dashboard</text:h>
      <text:list text:style-name="L59">
        <text:list-item>
          <text:p text:style-name="P113"><text:span text:style-name="Strong_20_Emphasis">React</text:span> hoặc <text:span text:style-name="Strong_20_Emphasis">Next.js</text:span> </text:p>
        </text:list-item>
        <text:list-item>
          <text:p text:style-name="P113"><text:span text:style-name="Strong_20_Emphasis">TailwindCSS</text:span> </text:p>
        </text:list-item>
        <text:list-item>
          <text:p text:style-name="P113">dashboard để xem: </text:p>
          <text:list>
            <text:list-item>
              <text:p text:style-name="P113">roadmap </text:p>
            </text:list-item>
            <text:list-item>
              <text:p text:style-name="P113">task status </text:p>
            </text:list-item>
            <text:list-item>
              <text:p text:style-name="P113">confidence score </text:p>
            </text:list-item>
            <text:list-item>
              <text:p text:style-name="P113">logs </text:p>
            </text:list-item>
            <text:list-item>
              <text:p text:style-name="P113">escalations </text:p>
            </text:list-item>
            <text:list-item>
              <text:p text:style-name="P114">approvals </text:p>
            </text:list-item>
          </text:list>
        </text:list-item>
      </text:list>
      <text:p text:style-name="Horizontal_20_Line"/>
      <text:h text:style-name="Heading_20_2" text:outline-level="2">9.8. Observability</text:h>
      <text:list text:style-name="L60">
        <text:list-item>
          <text:p text:style-name="P115"><text:span text:style-name="Strong_20_Emphasis">OpenTelemetry</text:span> </text:p>
        </text:list-item>
        <text:list-item>
          <text:p text:style-name="P115"><text:span text:style-name="Strong_20_Emphasis">Prometheus</text:span> </text:p>
        </text:list-item>
        <text:list-item>
          <text:p text:style-name="P115"><text:span text:style-name="Strong_20_Emphasis">Grafana</text:span> </text:p>
        </text:list-item>
        <text:list-item>
          <text:p text:style-name="P116"><text:span text:style-name="Strong_20_Emphasis">Loki</text:span> hoặc ELK stack </text:p>
        </text:list-item>
      </text:list>
      <text:p text:style-name="Text_20_body">Mục tiêu:</text:p>
      <text:list text:style-name="L61">
        <text:list-item>
          <text:p text:style-name="P117">nhìn rõ agent nào làm gì </text:p>
        </text:list-item>
        <text:list-item>
          <text:p text:style-name="P117">debug dễ </text:p>
        </text:list-item>
        <text:list-item>
          <text:p text:style-name="P117">biết cost thật </text:p>
        </text:list-item>
        <text:list-item>
          <text:p text:style-name="P118">biết bottleneck thật </text:p>
        </text:list-item>
      </text:list>
      <text:p text:style-name="Horizontal_20_Line"/>
      <text:h text:style-name="Heading_20_2" text:outline-level="2">9.9. Version control</text:h>
      <text:list text:style-name="L62">
        <text:list-item>
          <text:p text:style-name="P119"><text:span text:style-name="Strong_20_Emphasis">Git</text:span> </text:p>
        </text:list-item>
        <text:list-item>
          <text:p text:style-name="P119">branch per feature/task </text:p>
        </text:list-item>
        <text:list-item>
          <text:p text:style-name="P119">PR review </text:p>
        </text:list-item>
        <text:list-item>
          <text:p text:style-name="P120">merge chỉ khi verify pass </text:p>
        </text:list-item>
      </text:list>
      <text:p text:style-name="Horizontal_20_Line"/>
      <text:h text:style-name="Heading_20_1" text:outline-level="1">10. Cách triển khai thực tế</text:h>
      <text:h text:style-name="Heading_20_2" text:outline-level="2">Phase 1: Foundation</text:h>
      <text:p text:style-name="Text_20_body">Mục tiêu:</text:p>
      <text:list text:style-name="L63">
        <text:list-item>
          <text:p text:style-name="P121">dựng workflow engine </text:p>
        </text:list-item>
        <text:list-item>
          <text:p text:style-name="P121"><text:soft-page-break/>dựng state store </text:p>
        </text:list-item>
        <text:list-item>
          <text:p text:style-name="P121">dựng task registry </text:p>
        </text:list-item>
        <text:list-item>
          <text:p text:style-name="P121">dựng gatekeeper </text:p>
        </text:list-item>
        <text:list-item>
          <text:p text:style-name="P122">dựng orchestrator </text:p>
        </text:list-item>
      </text:list>
      <text:p text:style-name="Text_20_body">Công nghệ:</text:p>
      <text:list text:style-name="L64">
        <text:list-item>
          <text:p text:style-name="P123">LangGraph </text:p>
        </text:list-item>
        <text:list-item>
          <text:p text:style-name="P123">PostgreSQL </text:p>
        </text:list-item>
        <text:list-item>
          <text:p text:style-name="P123">Redis </text:p>
        </text:list-item>
        <text:list-item>
          <text:p text:style-name="P124">Python/FastAPI </text:p>
        </text:list-item>
      </text:list>
      <text:p text:style-name="Horizontal_20_Line"/>
      <text:h text:style-name="Heading_20_2" text:outline-level="2">Phase 2: Governance</text:h>
      <text:p text:style-name="Text_20_body">Mục tiêu:</text:p>
      <text:list text:style-name="L65">
        <text:list-item>
          <text:p text:style-name="P125">law file </text:p>
        </text:list-item>
        <text:list-item>
          <text:p text:style-name="P125">confidence scoring </text:p>
        </text:list-item>
        <text:list-item>
          <text:p text:style-name="P125">audit layer </text:p>
        </text:list-item>
        <text:list-item>
          <text:p text:style-name="P125">cost governor </text:p>
        </text:list-item>
        <text:list-item>
          <text:p text:style-name="P126">retry policy </text:p>
        </text:list-item>
      </text:list>
      <text:p text:style-name="Horizontal_20_Line"/>
      <text:h text:style-name="Heading_20_2" text:outline-level="2">Phase 3: Execution</text:h>
      <text:p text:style-name="Text_20_body">Mục tiêu:</text:p>
      <text:list text:style-name="L66">
        <text:list-item>
          <text:p text:style-name="P127">tạo sandbox Docker </text:p>
        </text:list-item>
        <text:list-item>
          <text:p text:style-name="P127">tự chạy test </text:p>
        </text:list-item>
        <text:list-item>
          <text:p text:style-name="P127">tự verify output </text:p>
        </text:list-item>
        <text:list-item>
          <text:p text:style-name="P128">tự update task status </text:p>
        </text:list-item>
      </text:list>
      <text:p text:style-name="Horizontal_20_Line"/>
      <text:h text:style-name="Heading_20_2" text:outline-level="2">Phase 4: Memory</text:h>
      <text:p text:style-name="Text_20_body">Mục tiêu:</text:p>
      <text:list text:style-name="L67">
        <text:list-item>
          <text:p text:style-name="P129">instruction ledger </text:p>
        </text:list-item>
        <text:list-item>
          <text:p text:style-name="P129">semantic retrieval </text:p>
        </text:list-item>
        <text:list-item>
          <text:p text:style-name="P129">lesson learned </text:p>
        </text:list-item>
        <text:list-item>
          <text:p text:style-name="P130">decision log </text:p>
        </text:list-item>
      </text:list>
      <text:p text:style-name="Horizontal_20_Line"/>
      <text:h text:style-name="Heading_20_2" text:outline-level="2"><text:soft-page-break/>Phase 5: Deployment</text:h>
      <text:p text:style-name="Text_20_body">Mục tiêu:</text:p>
      <text:list text:style-name="L68">
        <text:list-item>
          <text:p text:style-name="P131">staging deploy </text:p>
        </text:list-item>
        <text:list-item>
          <text:p text:style-name="P131">production approval </text:p>
        </text:list-item>
        <text:list-item>
          <text:p text:style-name="P131">rollback </text:p>
        </text:list-item>
        <text:list-item>
          <text:p text:style-name="P132">monitoring </text:p>
        </text:list-item>
      </text:list>
      <text:p text:style-name="Horizontal_20_Line"/>
      <text:h text:style-name="Heading_20_2" text:outline-level="2">Phase 6: Optimization</text:h>
      <text:p text:style-name="Text_20_body">Mục tiêu:</text:p>
      <text:list text:style-name="L69">
        <text:list-item>
          <text:p text:style-name="P133">giảm cost </text:p>
        </text:list-item>
        <text:list-item>
          <text:p text:style-name="P133">giảm retries </text:p>
        </text:list-item>
        <text:list-item>
          <text:p text:style-name="P133">tăng accuracy </text:p>
        </text:list-item>
        <text:list-item>
          <text:p text:style-name="P133">tăng tốc độ xử lý </text:p>
        </text:list-item>
        <text:list-item>
          <text:p text:style-name="P134">tự động hóa nhiều hơn </text:p>
        </text:list-item>
      </text:list>
      <text:p text:style-name="Horizontal_20_Line"/>
      <text:h text:style-name="Heading_20_1" text:outline-level="1">11. Quy tắc chặt chẽ của hệ thống</text:h>
      <text:h text:style-name="Heading_20_2" text:outline-level="2">11.1. Không sửa code nếu chưa có task state</text:h>
      <text:p text:style-name="Text_20_body">Agent chỉ được làm khi task đã được tạo và có owner rõ ràng.</text:p>
      <text:h text:style-name="Heading_20_2" text:outline-level="2">11.2. Không được tự ý đổi kiến trúc</text:h>
      <text:p text:style-name="Text_20_body">Chỉ Mentor hoặc Auditor mới được đề xuất thay đổi kiến trúc.</text:p>
      <text:h text:style-name="Heading_20_2" text:outline-level="2">11.3. Không được mark DONE nếu chưa verify</text:h>
      <text:p text:style-name="Text_20_body">DONE chỉ được set khi sandbox pass.</text:p>
      <text:h text:style-name="Heading_20_2" text:outline-level="2">11.4. Không production deploy nếu chưa approval</text:h>
      <text:p text:style-name="Text_20_body">Mọi thay đổi quan trọng phải qua phê duyệt.</text:p>
      <text:h text:style-name="Heading_20_2" text:outline-level="2">11.5. Không gọi Mentor quá quota</text:h>
      <text:p text:style-name="Text_20_body">Nếu vượt quota, hệ thống phải ưu tiên local retrieval hoặc retry có kiểm soát.</text:p>
      <text:h text:style-name="Heading_20_2" text:outline-level="2"><text:soft-page-break/>11.6. Không để agent chat vòng lặp</text:h>
      <text:p text:style-name="Text_20_body">Mỗi vòng retry phải có lý do rõ ràng. Quá số lần thì takeover.</text:p>
      <text:p text:style-name="Horizontal_20_Line"/>
      <text:h text:style-name="Heading_20_1" text:outline-level="1">12. Kết luận kiến trúc</text:h>
      <text:p text:style-name="Text_20_body">Hệ thống này không phải là một chatbot AI thông thường. Nó là một <text:span text:style-name="Strong_20_Emphasis">hệ điều hành điều phối phần mềm bằng AI</text:span>.</text:p>
      <text:p text:style-name="Text_20_body">Nó có 5 lớp chính:</text:p>
      <text:list text:style-name="L70">
        <text:list-item>
          <text:p text:style-name="P135"><text:span text:style-name="Strong_20_Emphasis">Execution Layer</text:span>: agent thực thi </text:p>
        </text:list-item>
        <text:list-item>
          <text:p text:style-name="P135"><text:span text:style-name="Strong_20_Emphasis">Governance Layer</text:span>: luật, confidence, quota </text:p>
        </text:list-item>
        <text:list-item>
          <text:p text:style-name="P135"><text:span text:style-name="Strong_20_Emphasis">Verification Layer</text:span>: sandbox, tests, audit </text:p>
        </text:list-item>
        <text:list-item>
          <text:p text:style-name="P135"><text:span text:style-name="Strong_20_Emphasis">Memory Layer</text:span>: state, ledger, decisions </text:p>
        </text:list-item>
        <text:list-item>
          <text:p text:style-name="P136"><text:span text:style-name="Strong_20_Emphasis">Operations Layer</text:span>: deploy, monitor, rollback, maintain </text:p>
        </text:list-item>
      </text:list>
      <text:p text:style-name="Text_20_body">Đây là cách hợp lý nhất nếu bạn muốn xây một hệ thống mà người dùng chỉ mô tả nghiệp vụ, còn AI tự lo toàn bộ vòng đời sản phẩm.</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14T21:22:26.549061993</meta:creation-date>
    <dc:date>2026-05-14T21:22:43.965801143</dc:date>
    <meta:editing-duration>PT18S</meta:editing-duration>
    <meta:editing-cycles>1</meta:editing-cycles>
    <meta:document-statistic meta:table-count="0" meta:image-count="0" meta:object-count="0" meta:page-count="18" meta:paragraph-count="499" meta:word-count="2484" meta:character-count="11726" meta:non-whitespace-character-count="9683"/>
    <meta:generator>LibreOffice/26.2.2.2$Linux_X86_64 LibreOffice_project/620$Build-2</meta:generator>
  </office:meta>
</office:document-meta>
</file>